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af029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c3c96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f5657" officeooo:paragraph-rsid="001f5657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f6194" officeooo:paragraph-rsid="001f6194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orphans="2" fo:widows="2"/>
    </style:style>
    <style:style style:name="P8" style:family="paragraph" style:parent-style-name="Preformatted_20_Text">
      <style:paragraph-properties fo:orphans="2" fo:widows="2"/>
      <style:text-properties officeooo:paragraph-rsid="001af029"/>
    </style:style>
    <style:style style:name="P9" style:family="paragraph" style:parent-style-name="Preformatted_20_Text">
      <style:paragraph-properties fo:orphans="2" fo:widows="2"/>
      <style:text-properties officeooo:paragraph-rsid="0019cb79"/>
    </style:style>
    <style:style style:name="P10" style:family="paragraph" style:parent-style-name="Preformatted_20_Text">
      <style:paragraph-properties fo:orphans="2" fo:widows="2"/>
      <style:text-properties officeooo:paragraph-rsid="001e3984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officeooo:rsid="0019cb79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af029"/>
    </style:style>
    <style:style style:name="T5" style:family="text">
      <style:text-properties fo:font-variant="normal" fo:text-transform="none" fo:color="#000000" fo:letter-spacing="normal" fo:font-style="normal" fo:font-weight="normal" officeooo:rsid="001e3984"/>
    </style:style>
    <style:style style:name="T6" style:family="text">
      <style:text-properties fo:font-variant="normal" fo:text-transform="none" fo:color="#000000" fo:letter-spacing="normal" fo:font-style="normal" fo:font-weight="normal" officeooo:rsid="001f5657"/>
    </style:style>
    <style:style style:name="T7" style:family="text">
      <style:text-properties fo:font-variant="normal" fo:text-transform="none" fo:color="#000000" fo:letter-spacing="normal" fo:font-style="normal" fo:font-weight="normal" officeooo:rsid="001f6194"/>
    </style:style>
    <style:style style:name="T8" style:family="text">
      <style:text-properties fo:font-variant="normal" fo:text-transform="none" fo:color="#000000" style:font-name="Liberation Mono" fo:font-size="10pt" fo:letter-spacing="normal" fo:font-style="normal" fo:font-weight="normal" officeooo:rsid="001af029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10pt" fo:letter-spacing="normal" fo:font-style="normal" fo:font-weight="normal" officeooo:rsid="001e3984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10pt" fo:letter-spacing="normal" fo:font-style="normal" fo:font-weight="normal" officeooo:rsid="001f6194" style:font-name-asian="Noto Sans Mono CJK SC" style:font-size-asian="10pt" style:font-name-complex="Liberation Mono" style:font-size-complex="10pt"/>
    </style:style>
    <style:style style:name="T11" style:family="text">
      <style:text-properties officeooo:rsid="001af029"/>
    </style:style>
    <style:style style:name="T12" style:family="text">
      <style:text-properties officeooo:rsid="001c3c96"/>
    </style:style>
    <style:style style:name="T13" style:family="text">
      <style:text-properties officeooo:rsid="001e3984"/>
    </style:style>
    <style:style style:name="T14" style:family="text">
      <style:text-properties officeooo:rsid="001f5657"/>
    </style:style>
    <style:style style:name="T15" style:family="text">
      <style:text-properties officeooo:rsid="001f61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/tempo per la verifica: 3 ore</text:p>
      <text:p text:style-name="P1">//NB gli esercizi non condividono codice o definizioni con gli altri esercizi a meno che non sia dichiarato esplicitamente</text:p>
      <text:p text:style-name="P7"/>
      <text:p text:style-name="P1">//-----------------------------------------------------------------Esercizio 0</text:p>
      <text:p text:style-name="P1">0. Scrivere quali sono i 4 punti fondamentali consigliati per risolvere un algoritmo</text:p>
      <text:p text:style-name="P1"/>
      <text:p text:style-name="P1">- <text:span text:style-name="T2">Capire bene cosa bisogna fare</text:span></text:p>
      <text:p text:style-name="P1">- <text:span text:style-name="T2">Capire che strumenti abbiamo a disposizione</text:span></text:p>
      <text:p text:style-name="P1">- <text:span text:style-name="T2">che input</text:span></text:p>
      <text:p text:style-name="P1">- <text:span text:style-name="T2">che output</text:span></text:p>
      <text:p text:style-name="P7"/>
      <text:p text:style-name="P1">//-----------------------------------------------------------------Esercizio 1</text:p>
      <text:p text:style-name="P1">1. Indicare se i seguenti statement sono corretti oppure errati.</text:p>
      <text:p text:style-name="P7"/>
      <text:p text:style-name="P1">int i='1';<text:tab/><text:tab/>Corretto? N<text:tab/><text:tab/>Perchè? <text:span text:style-name="T11">Il valore è una stringa.</text:span></text:p>
      <text:p text:style-name="P2">int j=1;<text:tab/><text:tab/>Corretto? Y<text:tab/><text:tab/>Perchè? <text:span text:style-name="T11">Il valore n</text:span><text:span text:style-name="T2">on ha la virgola.</text:span></text:p>
      <text:p text:style-name="P8"><text:span text:style-name="T3">string s=1;<text:tab/><text:tab/>Corretto? N<text:tab/><text:tab/>Perchè? </text:span><text:span text:style-name="T4">Il valore </text:span><text:span text:style-name="T8">è un intero.</text:span></text:p>
      <text:p text:style-name="P9"><text:span text:style-name="T3">string a=j+'1';<text:tab/>Corretto? Y<text:tab/><text:tab/>Perchè? </text:span><text:span text:style-name="T8">j è un intero che viene sommato ad <text:tab/><text:tab/><text:tab/><text:tab/><text:tab/><text:tab/><text:tab/><text:tab/>una stringa. Il risultato è “11”.</text:span></text:p>
      <text:p text:style-name="P7"><text:span text:style-name="T3">object o={'1'};<text:tab/>Corretto? Y<text:tab/><text:tab/>Perchè? </text:span><text:span text:style-name="T8">Tutti i tipi, sono anche object.</text:span></text:p>
      <text:p text:style-name="P1">object o='s';<text:tab/>Corretto? <text:span text:style-name="T2">Y<text:tab/><text:tab/></text:span>Perchè? <text:span text:style-name="T11">Idem come sopra.</text:span></text:p>
      <text:p text:style-name="P7"/>
      <text:p text:style-name="P3">function string miafun1 (int par1){<text:tab/><text:tab/></text:p>
      <text:p text:style-name="P6"><text:s text:c="8"/><text:span text:style-name="T1">int a=par1;</text:span></text:p>
      <text:p text:style-name="P3">}</text:p>
      <text:p text:style-name="P3"/>
      <text:p text:style-name="P3">Corretto? N<text:tab/><text:tab/>Perchè? <text:span text:style-name="T11">La fun è tipizzata come stringa e gli viene passato</text:span></text:p>
      <text:p text:style-name="P3"><text:span text:style-name="T11"><text:tab/><text:tab/><text:tab/><text:tab/>un intero come parametro. </text:span><text:span text:style-name="T12">In oltre non si sa la return.</text:span></text:p>
      <text:p text:style-name="P7"/>
      <text:p text:style-name="P1">function string miafun2 (int par1){ <text:s text:c="20"/></text:p>
      <text:p text:style-name="P6"><text:s text:c="8"/><text:span text:style-name="T1">return par1;</text:span></text:p>
      <text:p text:style-name="P1">}</text:p>
      <text:p text:style-name="P1"/>
      <text:p text:style-name="P3">Corretto? N<text:tab/><text:tab/>Perchè? <text:span text:style-name="T12">Come sopra, in più, la return specifica che la fun </text:span></text:p>
      <text:p text:style-name="P3"><text:tab/><text:tab/><text:tab/><text:tab/><text:span text:style-name="T12">restituirà il valore in input, che in questo caso sarà <text:tab/><text:tab/><text:tab/><text:tab/>un intero.</text:span></text:p>
      <text:p text:style-name="P7"/>
      <text:p text:style-name="P1">function int miafun (int par1){ <text:s text:c="24"/></text:p>
      <text:p text:style-name="P6"><text:s text:c="8"/><text:span text:style-name="T1">return par1;</text:span></text:p>
      <text:p text:style-name="P1">}</text:p>
      <text:p text:style-name="P1"/>
      <text:p text:style-name="P3">Corretto? Y<text:tab/><text:tab/>Perchè? <text:span text:style-name="T12">La fun è tipizzata come intero, riceve in input un <text:tab/><text:tab/><text:tab/><text:tab/><text:tab/>intero e restituisce l’argomento, che sarà un intero.</text:span></text:p>
      <text:p text:style-name="P7"/>
      <text:p text:style-name="P3">int b=miafun(9);</text:p>
      <text:p text:style-name="P10"><text:span text:style-name="T3">Corretto? Y<text:tab/><text:tab/>Perchè? </text:span><text:span text:style-name="T5">La fun è tipizzata come intero e restituisce </text:span></text:p>
      <text:p text:style-name="P10"><text:span text:style-name="T5"><text:tab/><text:tab/><text:tab/><text:tab/>l’argomento.</text:span></text:p>
      <text:p text:style-name="P1"/>
      <text:p text:style-name="P3">string c=miafun('1');</text:p>
      <text:p text:style-name="P10"><text:span text:style-name="T3">Corretto? N<text:tab/><text:tab/>Perchè? </text:span><text:span text:style-name="T9">Il parametro passato, è una stringa, mentre la fun</text:span></text:p>
      <text:p text:style-name="P10"><text:span text:style-name="T9"><text:tab/><text:tab/><text:tab/><text:tab/>è tipizzata come intero e accetta un intero.</text:span></text:p>
      <text:p text:style-name="P3"/>
      <text:p text:style-name="P3">int d=miafun('1');</text:p>
      <text:p text:style-name="P3">Corretto? N<text:tab/><text:tab/>Perchè? <text:span text:style-name="T13">Come sopra</text:span>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-----------------------------------------------------------------Esercizio 2</text:p>
      <text:p text:style-name="P1">2. Dato il seguente pseudocodice, cosa restituisce?</text:p>
      <text:p text:style-name="P7"/>
      <text:p text:style-name="P1">string function miafun(ref int par1, string par2){</text:p>
      <text:p text:style-name="P6"><text:s text:c="8"/><text:span text:style-name="T1">int ret=0;</text:span></text:p>
      <text:p text:style-name="P6"><text:s text:c="8"/><text:span text:style-name="T1">par1 = par1 + par2;</text:span></text:p>
      <text:p text:style-name="P6"><text:s text:c="8"/><text:span text:style-name="T1">ret= par1 + par2;</text:span></text:p>
      <text:p text:style-name="P6"><text:s text:c="8"/><text:span text:style-name="T1">return ret;</text:span></text:p>
      <text:p text:style-name="P1">}</text:p>
      <text:p text:style-name="P7"/>
      <text:p text:style-name="P1">int var1 = 1;</text:p>
      <text:p text:style-name="P1">int var2 = miafun(var1, '2');</text:p>
      <text:p text:style-name="P7"><text:span text:style-name="T3">print('var1', var1); <text:s text:c="19"/>// =&gt; cosa scrive? “</text:span><text:span text:style-name="T9">12</text:span><text:span text:style-name="T10">2</text:span><text:span text:style-name="T3">”, </text:span><text:span text:style-name="T6">“12</text:span><text:span text:style-name="T7">2</text:span><text:span text:style-name="T6">”</text:span></text:p>
      <text:p text:style-name="P1">print('var2', var2); <text:s text:c="19"/>// =&gt; cosa scrive? “<text:span text:style-name="T14">122</text:span><text:span text:style-name="T15">2</text:span>”, “<text:span text:style-name="T14">12</text:span><text:span text:style-name="T15">2</text:span><text:span text:style-name="T14">2”</text:span></text:p>
      <text:p text:style-name="P1"/>
      <text:p text:style-name="P4">var1 viene cambiata dalla funzione, perché il primo parametro viene passato per referenza. <text:span text:style-name="T15">Da intero 1, diventa stringa 122 (errore, perché var1 è tipizzata come intero).</text:span></text:p>
      <text:p text:style-name="P5">var2 è il risultato della funzione, ovvero par1= “12” + “2”, ret = “122” + “2”</text:p>
      <text:p text:style-name="P5">A quel punto, var1 vale “122”</text:p>
      <text:p text:style-name="P7"/>
      <text:p text:style-name="P1">//-----------------------------------------------------------------Esercizio 3</text:p>
      <text:p text:style-name="P1">3. Scrivere una funzione che accetti in input un array di interi e restituisca in output la somma di tutti gli elementi che sono pari</text:p>
      <text:p text:style-name="P1">NB: se scrivete il codice in pseudocodice potete usare la funzione isPari(&lt;numero&gt;) che, dato in input un intero, </text:p>
      <text:p text:style-name="P1">restituisce vero se è pari e falso altrimenti.</text:p>
      <text:p text:style-name="P1">Se invece la scrivete in javascript cercate su google una soluzione.</text:p>
      <text:p text:style-name="P7"/>
      <text:p text:style-name="P1">Esempio:</text:p>
      <text:p text:style-name="P1">INPUT: arrInput=[1,2,6,3,5]</text:p>
      <text:p text:style-name="P1">OUTPUT: ret=8</text:p>
      <text:p text:style-name="P7"/>
      <text:p text:style-name="P1">//-----------------------------------------------------------------Esercizio 4</text:p>
      <text:p text:style-name="P1">4. Vogliamo gestire una statistica dell'andamento degli studenti di una classe.</text:p>
      <text:p text:style-name="P1">Abbiamo a disposizione i dati delle pagelle degli studenti in un formato json come descritto nell'esempio jsonInput.</text:p>
      <text:p text:style-name="P1">Vogliamo in output il resoconto per ogni studente del numero di materie insufficienti e sufficienti (la sufficienza è &gt;= 6).</text:p>
      <text:p text:style-name="P1">I voti sono di tipo intero.</text:p>
      <text:p text:style-name="P1">Scrivere il diagramma di flusso (anche non completo nei dettagli, l'importante è il flusso di massima).</text:p>
      <text:p text:style-name="P1">Scrivere inoltre in javascript una funzione che accetti in input un array di json definito in jsonInput, e restituisca in output </text:p>
      <text:p text:style-name="P1">un nuovo array di json che contenga per ogni elemento dell'array un json con per ogni studente il suo nome, numero di insifficienze,</text:p>
      <text:p text:style-name="P1">numero di sufficienze</text:p>
      <text:p text:style-name="P7"/>
      <text:p text:style-name="P1">INPUT: jsonInput=[</text:p>
      <text:p text:style-name="P1">{id: 1, studente: "pippo", italiano: 9, storia: 5, geografia: 6, informatica: 8 },</text:p>
      <text:p text:style-name="P1">{id: 1, studente: "pluto", italiano: 4, storia: 2, geografia: 9, informatica: 3 },</text:p>
      <text:p text:style-name="P1">{id: 1, studente: "paperino", italiano: 6, storia: 9, geografia: 4, informatica: 7 },</text:p>
      <text:p text:style-name="P1">{id: 1, studente: "minnie", italiano: 7, storia: 7, geografia: 8, informatica: 6 },</text:p>
      <text:p text:style-name="P1">{id: 1, studente: "paperina", italiano: 4, storia: 6, geografia: 8, informatica: 8 },</text:p>
      <text:p text:style-name="P1">]</text:p>
      <text:p text:style-name="P1">OUTPUT: jsonOutput = [</text:p>
      <text:p text:style-name="P1">{studente: &lt;string&gt;, numero_materie_suff: &lt;int&gt;, numero_materie_insuff: &lt;int&gt;}</text:p>
      <text:p text:style-name="P7"/>
      <text:p text:style-name="P1">Es: jsonOutput = [</text:p>
      <text:p text:style-name="P1"><text:soft-page-break/>{ studente: "pippo", numero_materie_insuff: 1, numero_materie_suff=3},</text:p>
      <text:p text:style-name="P1">{ studente: "pluto", numero_materie_insuff: 3, numero_materie_suff=1},</text:p>
      <text:p text:style-name="P1">ecc</text:p>
      <text:p text:style-name="P1">]</text:p>
      <text:p text:style-name="P7"/>
      <text:p text:style-name="P1">//-----------------------------------------------------------------Esercizio 5</text:p>
      <text:p text:style-name="P1">5. Esercizio sui json e sui dati in javascript</text:p>
      <text:p text:style-name="P1">Data la seguente definizione:</text:p>
      <text:p text:style-name="P1">let myjson={"chiave1": "valorechiave1"}</text:p>
      <text:p text:style-name="P7"/>
      <text:p text:style-name="P1">qual è il valore di:</text:p>
      <text:p text:style-name="P7"/>
      <text:p text:style-name="P1">myjson <text:s text:c="41"/>// =&gt; qual è il suo valore? <text:s/>di che tipo è?</text:p>
      <text:p text:style-name="P1">myjson.chiave1 <text:s text:c="25"/>// =&gt; qual è il suo valore? <text:s/>di che tipo è?</text:p>
      <text:p text:style-name="P1">myjson.chiave2 <text:s text:c="25"/>// =&gt; qual è il suo valore? <text:s/>di che tipo è?</text:p>
      <text:p text:style-name="P1">myjson.chiave1.chiave2 <text:s text:c="9"/>// =&gt; qual è il suo valore? <text:s/>di che tipo è?</text:p>
      <text:p text:style-name="P7"/>
      <text:p text:style-name="P1">Data la seguente definizione:</text:p>
      <text:p text:style-name="P1">let myjson1={"chiave1": {"chiave2": "valorechiave2"}}</text:p>
      <text:p text:style-name="P7"/>
      <text:p text:style-name="P1">qual è il valore di:</text:p>
      <text:p text:style-name="P7"/>
      <text:p text:style-name="P1">myjson1 <text:s text:c="48"/>// =&gt; qual è il suo valore? <text:s/>di che tipo è? <text:s/></text:p>
      <text:p text:style-name="P1">myjson1.chiave1 <text:s text:c="32"/>// =&gt; qual è il suo valore? <text:s/>di che tipo è?</text:p>
      <text:p text:style-name="P1">myjson1.chiave2 <text:s text:c="32"/>// =&gt; qual è il suo valore? <text:s/>di che tipo è?</text:p>
      <text:p text:style-name="P1">myjson1.chiave1.chiave2 <text:s text:c="16"/>// =&gt; qual è il suo valore? <text:s/>di che tipo è?</text:p>
      <text:p text:style-name="P7"/>
      <text:p text:style-name="P1">//-----------------------------------------------------------------Esercizio 6</text:p>
      <text:p text:style-name="P1">6. Solo dopo aver completato l'esercizio precedente,</text:p>
      <text:p text:style-name="P1">vogliamo anche avere l'informazione solo per la materia "italiano" del numero di studenti sufficienti ed insufficienti</text:p>
      <text:p text:style-name="P1">Scrivere una nuova funzione che abbia in input quello che abbiamo a disposizione nell'esercizio 4 (scegliere cosa)</text:p>
      <text:p text:style-name="P1">e in output un json di questo tipo:</text:p>
      <text:p text:style-name="P1">OUTPUT: newjsonOutput = {</text:p>
      <text:p text:style-name="P1">italiano: {"studenti_insuff": &lt;int&gt;, "studenti_suff": &lt;int&gt;}</text:p>
      <text:p text:style-name="P1">}</text:p>
      <text:p text:style-name="P1">Attenzione: newjsonOutput è un json in <text:s/>cui la chiave "italiano" è a sua volta un json.</text:p>
      <text:p text:style-name="P7"/>
      <text:p text:style-name="P1">il risultato dovrà quindi essere:</text:p>
      <text:p text:style-name="P12">newjsonOutput <text:s text:c="26"/>//con valore {"italiano":{"studenti_insuff": 2, "studenti_suff": 3}}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08:44:51.641031463</meta:creation-date>
    <dc:date>2023-01-19T12:41:57.551415358</dc:date>
    <meta:editing-duration>PT10M27S</meta:editing-duration>
    <meta:editing-cycles>1</meta:editing-cycles>
    <meta:document-statistic meta:table-count="0" meta:image-count="0" meta:object-count="0" meta:page-count="3" meta:paragraph-count="112" meta:word-count="891" meta:character-count="6313" meta:non-whitespace-character-count="5080"/>
    <meta:generator>LibreOffice/6.4.7.2$Linux_X86_64 LibreOffice_project/40$Build-2</meta:generator>
  </office:meta>
</office:document-meta>
</file>